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eva" svg:font-family="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6fc" officeooo:paragraph-rsid="001806fc"/>
    </style:style>
    <style:style style:name="P2" style:family="paragraph" style:parent-style-name="Standard">
      <style:text-properties style:text-underline-style="none" officeooo:rsid="001909ee" officeooo:paragraph-rsid="001806fc"/>
    </style:style>
    <style:style style:name="P3" style:family="paragraph" style:parent-style-name="Standard">
      <style:text-properties style:text-underline-style="none" officeooo:rsid="001909ee" officeooo:paragraph-rsid="001909ee"/>
    </style:style>
    <style:style style:name="P4" style:family="paragraph" style:parent-style-name="Standard">
      <style:text-properties style:text-underline-style="none" officeooo:rsid="001ab149" officeooo:paragraph-rsid="001ab149"/>
    </style:style>
    <style:style style:name="P5" style:family="paragraph" style:parent-style-name="Standard" style:list-style-name="L3">
      <style:text-properties style:text-underline-style="none" officeooo:rsid="001ab149" officeooo:paragraph-rsid="001ab149"/>
    </style:style>
    <style:style style:name="P6" style:family="paragraph" style:parent-style-name="Standard" style:list-style-name="L1">
      <style:text-properties officeooo:paragraph-rsid="001909ee"/>
    </style:style>
    <style:style style:name="P7" style:family="paragraph" style:parent-style-name="Standard" style:list-style-name="L1">
      <style:text-properties officeooo:rsid="001909ee" officeooo:paragraph-rsid="001909ee"/>
    </style:style>
    <style:style style:name="P8" style:family="paragraph" style:parent-style-name="Standard">
      <style:text-properties officeooo:rsid="001909ee" officeooo:paragraph-rsid="001909ee"/>
    </style:style>
    <style:style style:name="P9" style:family="paragraph" style:parent-style-name="Standard" style:list-style-name="L2">
      <style:text-properties officeooo:rsid="001909ee" officeooo:paragraph-rsid="001909ee"/>
    </style:style>
    <style:style style:name="P10" style:family="paragraph" style:parent-style-name="Standard">
      <style:text-properties officeooo:paragraph-rsid="001909ee"/>
    </style:style>
    <style:style style:name="P11" style:family="paragraph" style:parent-style-name="Standard" style:list-style-name="L2">
      <style:text-properties officeooo:paragraph-rsid="001909ee"/>
    </style:style>
    <style:style style:name="P12" style:family="paragraph" style:parent-style-name="Standard">
      <style:text-properties officeooo:rsid="001ab149" officeooo:paragraph-rsid="001ab149"/>
    </style:style>
    <style:style style:name="P13" style:family="paragraph" style:parent-style-name="Table_20_Contents">
      <style:text-properties style:font-name="Geneva" fo:font-size="10.5pt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8688d"/>
    </style:style>
    <style:style style:name="T2" style:family="text">
      <style:text-properties officeooo:rsid="001909e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09ee"/>
    </style:style>
    <style:style style:name="T5" style:family="text">
      <style:text-properties fo:color="#004831" style:text-line-through-style="none" style:text-line-through-type="none" style:font-name="Geneva" fo:font-size="10.5pt" style:text-underline-style="none" fo:font-weight="bold" style:text-blinking="false"/>
    </style:style>
    <style:style style:name="T6" style:family="text">
      <style:text-properties style:font-name="Geneva" fo:font-size="10.5pt"/>
    </style:style>
    <style:style style:name="T7" style:family="text">
      <style:text-properties style:font-name="Geneva" fo:font-size="10.5pt" fo:font-weight="bold"/>
    </style:style>
    <style:style style:name="T8" style:family="text">
      <style:text-properties fo:color="#602020" style:font-name="Geneva" fo:font-size="10.5pt" fo:font-style="italic"/>
    </style:style>
    <style:style style:name="T9" style:family="text">
      <style:text-properties fo:font-variant="normal" fo:text-transform="none" fo:color="#004831" style:text-line-through-style="none" style:text-line-through-type="none" style:font-name="Geneva" fo:font-size="10.5pt" fo:letter-spacing="normal" fo:font-style="normal" style:text-underline-style="none" fo:font-weight="bold" style:text-blinking="false"/>
    </style:style>
    <style:style style:name="T10" style:family="text">
      <style:text-properties fo:font-variant="normal" fo:text-transform="none" fo:color="#000000" style:font-name="Geneva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C<text:span text:style-name="T1">UDA</text:span></text:p>
      <text:p text:style-name="P2"/>
      <text:p text:style-name="P3">Alocación de memoria: </text:p>
      <text:list xml:id="list7760010743126908540" text:style-name="L1">
        <text:list-item>
          <text:p text:style-name="P6"><text:span text:style-name="T4">cudaError_t cudaMalloc(void** devPtr, size_t size)</text:span></text:p>
          <text:list>
            <text:list-item>
              <text:p text:style-name="P7"><text:span text:style-name="T3">devPtr → Ptr a asignar</text:span></text:p>
            </text:list-item>
            <text:list-item>
              <text:p text:style-name="P7"><text:span text:style-name="T3">size → tamaño de memoria</text:span></text:p>
            </text:list-item>
          </text:list>
        </text:list-item>
      </text:list>
      <text:p text:style-name="P8"/>
      <text:p text:style-name="P8">Transferencia de memoria:</text:p>
      <text:list xml:id="list7054219568158514725" text:style-name="L2">
        <text:list-item>
          <text:p text:style-name="P9">cudaError_t cudaMemcpy (void* dst, const void* src, size_t count, enum cudaMemcpyKind kind)</text:p>
          <text:list>
            <text:list-item>
              <text:p text:style-name="P9">dest → destination memory address</text:p>
            </text:list-item>
            <text:list-item>
              <text:p text:style-name="P9">src → source memory address</text:p>
            </text:list-item>
            <text:list-item>
              <text:p text:style-name="P9">count → size in bytes</text:p>
            </text:list-item>
            <text:list-item>
              <text:p text:style-name="P11"><text:span text:style-name="T2">kind </text:span><text:a xlink:type="simple" xlink:href="http://developer.download.nvidia.com/compute/cuda/4_1/rel/toolkit/docs/online/group__CUDART__TYPES_g18fa99055ee694244a270e4d5101e95b.html#gg18fa99055ee694244a270e4d5101e95bdeec295de8a74ac2a74f98ffb6c5d7c7"><text:span text:style-name="T9">cudaMemcpyHostToHost</text:span></text:a><text:span text:style-name="T10">,</text:span><text:a xlink:type="simple" xlink:href="http://developer.download.nvidia.com/compute/cuda/4_1/rel/toolkit/docs/online/group__CUDART__TYPES_g18fa99055ee694244a270e4d5101e95b.html#gg18fa99055ee694244a270e4d5101e95b1a03d03a676ea8ec51b9b1e193617568"><text:span text:style-name="T9">cudaMemcpyHostToDevice</text:span></text:a><text:span text:style-name="T10">, </text:span><text:a xlink:type="simple" xlink:href="http://developer.download.nvidia.com/compute/cuda/4_1/rel/toolkit/docs/online/group__CUDART__TYPES_g18fa99055ee694244a270e4d5101e95b.html#gg18fa99055ee694244a270e4d5101e95b5653197602d3455a530db5a7edb1a253"><text:span text:style-name="T9">cudaMemcpyDeviceToHost</text:span></text:a><text:span text:style-name="T10">, or </text:span><text:a xlink:type="simple" xlink:href="http://developer.download.nvidia.com/compute/cuda/4_1/rel/toolkit/docs/online/group__CUDART__TYPES_g18fa99055ee694244a270e4d5101e95b.html#gg18fa99055ee694244a270e4d5101e95b783338534304281650c6cb1363f5a00a"><text:span text:style-name="T9">cudaMemcpyDeviceToDevice</text:span></text:a></text:p>
            </text:list-item>
          </text:list>
        </text:list-item>
      </text:list>
      <text:p text:style-name="P10"/>
      <text:p text:style-name="P12"><text:span text:style-name="T9"/></text:p>
      <text:p text:style-name="P4">Liberación de memoria:</text:p>
      <text:list xml:id="list4904644204610063515" text:style-name="L3">
        <text:list-item>
          <text:p text:style-name="P5">cudaFree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eva" svg:font-family="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6:37:23.320985223</meta:creation-date>
    <dc:date>2015-06-20T16:51:04.011044918</dc:date>
    <meta:editing-duration>PT13M22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69" meta:character-count="471" meta:non-whitespace-character-count="424"/>
  </office:meta>
</office:document-meta>
</file>